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ReplacedBy</text:p>
          </table:table-cell>
          <table:table-cell office:value-type="string" calcext:value-type="string">
            <text:p>A related resource that supplants, displaces, or supersedes the described resour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FormatOf</text:p>
          </table:table-cell>
          <table:table-cell office:value-type="string" calcext:value-type="string">
            <text:p>A pre-existing related resource that is substantially the same as the described resource, but in another format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A related resource in which the described resource is physically or logically included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ReferencedBy</text:p>
          </table:table-cell>
          <table:table-cell office:value-type="string" calcext:value-type="string">
            <text:p>A related resource that references, cites, or otherwise points to the described resourc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RequiredBy</text:p>
          </table:table-cell>
          <table:table-cell office:value-type="string" calcext:value-type="string">
            <text:p>A related resource that requires the described resource to support its function, delivery, or coherence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VersionOf</text:p>
          </table:table-cell>
          <table:table-cell office:value-type="string" calcext:value-type="string">
            <text:p>A related resource of which the described resource is a version, edition, or adaptation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sFormat</text:p>
          </table:table-cell>
          <table:table-cell office:value-type="string" calcext:value-type="string">
            <text:p>A related resource that is substantially the same as the pre-existing described resource, but in another forma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sPart</text:p>
          </table:table-cell>
          <table:table-cell office:value-type="string" calcext:value-type="string">
            <text:p>A related resource that is included either physically or logically in the described resourc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sVersion</text:p>
          </table:table-cell>
          <table:table-cell office:value-type="string" calcext:value-type="string">
            <text:p>A related resource that is a version, edition, or adaptation of the described resourc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11:35.710802059</meta:creation-date>
    <dc:date>2021-03-18T15:12:46.321830616</dc:date>
    <meta:editing-duration>PT1M11S</meta:editing-duration>
    <meta:editing-cycles>1</meta:editing-cycles>
    <meta:document-statistic meta:table-count="1" meta:cell-count="30" meta:object-count="0"/>
    <meta:generator>LibreOffice/6.4.6.2$Linux_X86_64 LibreOffice_project/40$Build-2</meta:generator>
  </office:meta>
</office:document-meta>
</file>